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5d89" officeooo:paragraph-rsid="00195d89"/>
    </style:style>
    <style:style style:name="P2" style:family="paragraph" style:parent-style-name="Standard">
      <style:text-properties officeooo:paragraph-rsid="00210bc6"/>
    </style:style>
    <style:style style:name="P3" style:family="paragraph" style:parent-style-name="Standard">
      <style:text-properties officeooo:rsid="0022300b" officeooo:paragraph-rsid="0022300b"/>
    </style:style>
    <style:style style:name="P4" style:family="paragraph" style:parent-style-name="Standard">
      <style:text-properties officeooo:paragraph-rsid="00195d89"/>
    </style:style>
    <style:style style:name="P5" style:family="paragraph" style:parent-style-name="Standard">
      <style:text-properties officeooo:paragraph-rsid="0022300b"/>
    </style:style>
    <style:style style:name="T1" style:family="text">
      <style:text-properties officeooo:rsid="00195d89"/>
    </style:style>
    <style:style style:name="T2" style:family="text">
      <style:text-properties officeooo:rsid="001b37b6"/>
    </style:style>
    <style:style style:name="T3" style:family="text">
      <style:text-properties officeooo:rsid="001d1630"/>
    </style:style>
    <style:style style:name="T4" style:family="text">
      <style:text-properties officeooo:rsid="001e3f39"/>
    </style:style>
    <style:style style:name="T5" style:family="text">
      <style:text-properties officeooo:rsid="001f90a8"/>
    </style:style>
    <style:style style:name="T6" style:family="text">
      <style:text-properties officeooo:rsid="00210bc6"/>
    </style:style>
    <style:style style:name="T7" style:family="text">
      <style:text-properties officeooo:rsid="00214ca4"/>
    </style:style>
    <style:style style:name="T8" style:family="text">
      <style:text-properties officeooo:rsid="0022300b"/>
    </style:style>
    <style:style style:name="T9" style:family="text">
      <style:text-properties officeooo:rsid="0024004d"/>
    </style:style>
    <style:style style:name="T10" style:family="text">
      <style:text-properties officeooo:rsid="00252773"/>
    </style:style>
    <style:style style:name="T11" style:family="text">
      <style:text-properties officeooo:rsid="0026b415"/>
    </style:style>
    <style:style style:name="T12" style:family="text">
      <style:text-properties fo:font-style="italic" officeooo:rsid="0026b415" style:font-style-asian="italic" style:font-style-complex="italic"/>
    </style:style>
    <style:style style:name="T13" style:family="text">
      <style:text-properties officeooo:rsid="002775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would my ideal crypto project be?</text:p>
      <text:p text:style-name="P1"/>
      <text:p text:style-name="P4"><text:span text:style-name="T1">I am currently at Eth Denver </text:span><text:span text:style-name="T2">hackathon. I don’t have a project. </text:span><text:span text:style-name="T1">Last night I was at an <text:s/>event (h/t to Harmony for sponsoring), talking </text:span><text:span text:style-name="T10">to some new friends </text:span><text:span text:style-name="T1">about the difficulty I am currently having finding ways to meaningfully contribute to the crypto space, with the hope of eventually transitioning to crypto full time. Someone asked me the question “what would your ideal crypto project be?” </text:span><text:span text:style-name="T3">A</text:span><text:span text:style-name="T1">sking about gen</text:span><text:span text:style-name="T3">er</text:span><text:span text:style-name="T1">al categories </text:span><text:span text:style-name="T3">gaming, defi, metaverse (whatever that is), etc. I didn’t have a good answer. Not that I haven’t thought about it in general terms, I am a big fan of all of the above, and would be happy to add value to any and all of the</text:span><text:span text:style-name="T10">s</text:span><text:span text:style-name="T3">e, but the question was about my ideal project. So I’ve given this </text:span><text:span text:style-name="T10">question </text:span><text:span text:style-name="T3">some thought, and decided to write about it.</text:span></text:p>
      <text:p text:style-name="P1"/>
      <text:p text:style-name="P2"><text:span text:style-name="T3">This goes back to </text:span><text:span text:style-name="T4">why I fell into the crypto rabbit hole to begin with. March 2020, Covid, market crash, money printer go brrrr, wtf. Very quickly, macro economic policy had my attention. I had some residual distrust of the </text:span><text:span text:style-name="T10">system </text:span><text:span text:style-name="T4">from the 2008 too-big-to-</text:span><text:span text:style-name="T10">f</text:span><text:span text:style-name="T4">ail bail out, where We The People got fucked, and the bankers </text:span><text:span text:style-name="T11">who </text:span><text:span text:style-name="T4">made the greed based decisions that caused the problem got bonuses paid by the taxpayers. So, I see the Covid </text:span><text:span text:style-name="T11">economic </text:span><text:span text:style-name="T4">response giving billions to the asset holders (mostly rich boomers), and pennies to the people who would be struggling to make ends meet – basically doing the same shit again. So I started </text:span><text:span text:style-name="T5">googling… I don’t remember how exactly I got there, but I landed on a Bitcoin influencer YouTube video with a fomo title (like most of them). BTC was about $7,000 at the time, so I set up a coinbase account and bought 0.1. Then I started learning more. I read the white paper. I started watching more YouTube videos. I spread a wide net, I bought ETH, ATOM, ADA, BCH, ZEC, XMR, IDK WTF else, but I kept learning, and I started using the only network that had acutal usecases at the time, Ethereum. I dove in head first just in time for defi summer. I farmed SNX, COMP and YFI. I farmed dozens of other things, </text:span><text:span text:style-name="T6">most of which only true degens would recognize. I got a respectable degen score. Then the wave of NFT hype hit, and I </text:span><text:span text:style-name="T11">went deep</text:span><text:span text:style-name="T6"> into that as well. I had a lot of fun, made more money than I lost, learned a lot about using the ethereum network, but </text:span><text:span text:style-name="T11">my activities were</text:span><text:span text:style-name="T6"> completely detached from the reason I got into crypto to begin with. </text:span></text:p>
      <text:p text:style-name="P2"/>
      <text:p text:style-name="P2"><text:span text:style-name="T6">To my credit, I never stopped researching. I switched from YouTube as a primary information source for current cyrpto events to twitter. I started consuming podcasts in bulk, particularly ZK Podcast, Bankless, Uncommon Core, Epicenter, The Defiant, </text:span><text:span text:style-name="T7">Eth Hub, I’m sure I’m forgetting some. I took a Solidity bootcamp (because I wanted to be able to read the unaudited smart contracts I was aping into). I got involved in (way too many) discords and DAOs. </text:span><text:span text:style-name="T11">I read books such as </text:span><text:span text:style-name="T12">The Infinite Machine</text:span><text:span text:style-name="T11"> by Camila Russo and </text:span><text:span text:style-name="T12">Crypto</text:span><text:span text:style-name="T11"> by Ste</text:span><text:span text:style-name="T13">v</text:span><text:span text:style-name="T11">en Levy. </text:span><text:span text:style-name="T7">I became passionate about the space as a whole and the opportunities that it presents. I have not found a project that made me think “omg I’m going to quit my job so I can contribute to this one thing.” To the contrar</text:span><text:span text:style-name="T8">y, I lurk in so many discords, that with my full time job, I don’t have the time to meaningfully contribute to any of them. I want to contribute, but to what? So we are back to the original question – what is my ideal project?</text:span></text:p>
      <text:p text:style-name="P2"/>
      <text:p text:style-name="P5"><text:span text:style-name="T8">Big picture, I think (one of) the superpower(s) of crypto is the ability to build incentive structures. It has become clear to me that American Capitalism is a failed experiment. The various iterations of communism that have been attempted have failed as well. Both of these systems fail because power/money tends to accumulate and centralize. Crypto seems to have at least </text:span><text:span text:style-name="T13">many</text:span><text:span text:style-name="T8"> of the necessary ingredients to solve this </text:span><text:span text:style-name="T13">(decentralizatized, non-corruptible, trustless)</text:span><text:span text:style-name="T8">. The </text:span><text:span text:style-name="T13">core of </text:span><text:span text:style-name="T8">problem as I see it is that capital generates </text:span><text:span text:style-name="T13">additional </text:span><text:span text:style-name="T8">capital more quickly than labor generates capital. Assets (in aggregate) appreciate faster than wages. This necessarily makes the rich richer and the poor poorer. Corruption exacerbates this exponentially. </text:span><text:span text:style-name="T9">The ideal project for me to work on will take a stab at this. This is a tall order, and I don’t really know what it would look like. There will </text:span><text:span text:style-name="T13">probably </text:span><text:span text:style-name="T9">be many aspects to this that will need to be addressed individually, </text:span><text:span text:style-name="T13">rather than conquering the whole problem in one fell swoop</text:span><text:span text:style-name="T9">. I </text:span><text:soft-page-break/><text:span text:style-name="T9">want to work on something that will fundamentally change social structures in a way that makes the world a better place. When I find something that resonates with me, that I believe is making a creditable attempt at this, I will go all in. In the mean time, I will be watching for that project and learning as much as I can so that I have something to offer when I find it.</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03:48:39.305805864</meta:creation-date>
    <dc:date>2022-02-13T13:41:10.121497574</dc:date>
    <meta:editing-duration>PT37M4S</meta:editing-duration>
    <meta:editing-cycles>3</meta:editing-cycles>
    <meta:generator>LibreOffice/6.4.7.2$Linux_X86_64 LibreOffice_project/40$Build-2</meta:generator>
    <meta:document-statistic meta:table-count="0" meta:image-count="0" meta:object-count="0" meta:page-count="2" meta:paragraph-count="5" meta:word-count="856" meta:character-count="4768" meta:non-whitespace-character-count="3913"/>
  </office:meta>
</office:document-meta>
</file>